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a1d0c" officeooo:paragraph-rsid="001a1d0c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1d0c" officeooo:paragraph-rsid="001a1d0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48pt" fo:font-weight="bold" officeooo:rsid="001a1d0c" officeooo:paragraph-rsid="001a1d0c" style:font-size-asian="48pt" style:font-weight-asian="bold" style:font-size-complex="4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 DB TASK</text:p>
      <text:p text:style-name="P3"/>
      <text:p text:style-name="P1"/>
      <text:p text:style-name="P1">&gt; show dbs</text:p>
      <text:p text:style-name="P1">Mydb <text:s text:c="3"/>0.000GB</text:p>
      <text:p text:style-name="P1">admin <text:s text:c="2"/>0.000GB</text:p>
      <text:p text:style-name="P1">config <text:s/>0.000GB</text:p>
      <text:p text:style-name="P1">local <text:s text:c="2"/>0.000GB</text:p>
      <text:p text:style-name="P1">&gt; show collections</text:p>
      <text:p text:style-name="P1">Students</text:p>
      <text:p text:style-name="P1">&gt; Mydb.Students.insert({'id':1,'name':'vinit','lang':'python','mobile':'7597844434','Rollno':101})</text:p>
      <text:p text:style-name="P1">2021-12-28T12:07:20.646+0530 E QUERY <text:s text:c="3"/>[thread1] ReferenceError: Mydb is not defined :</text:p>
      <text:p text:style-name="P1">@(shell):1:1</text:p>
      <text:p text:style-name="P1">&gt; use Mydb</text:p>
      <text:p text:style-name="P1">switched to db Mydb</text:p>
      <text:p text:style-name="P1">&gt; show collections</text:p>
      <text:p text:style-name="P1">Students</text:p>
      <text:p text:style-name="P1">&gt; Mydb.Students.insert({'id':1,'name':'vinit','lang':'python','mobile':'7597844434','Rollno':101});</text:p>
      <text:p text:style-name="P1">2021-12-28T12:08:35.588+0530 E QUERY <text:s text:c="3"/>[thread1] ReferenceError: Mydb is not defined :</text:p>
      <text:p text:style-name="P1">@(shell):1:1</text:p>
      <text:p text:style-name="P1">&gt; Mydb.Students.insert({'id':1,'name':'vinit','lang':'python','mobile':'7597844434','Rollno':101})</text:p>
      <text:p text:style-name="P1">2021-12-28T12:08:42.810+0530 E QUERY <text:s text:c="3"/>[thread1] ReferenceError: Mydb is not defined :</text:p>
      <text:p text:style-name="P1">@(shell):1:1</text:p>
      <text:p text:style-name="P1">&gt; Mydb.Students.insert({'id':1,'name':'vinit','lang':'python','mobile':'7597844434','Rollno':101});</text:p>
      <text:p text:style-name="P1">2021-12-28T12:09:01.212+0530 E QUERY <text:s text:c="3"/>[thread1] ReferenceError: Mydb is not defined :</text:p>
      <text:p text:style-name="P1">@(shell):1:1</text:p>
      <text:p text:style-name="P1">&gt; use mydbs;</text:p>
      <text:p text:style-name="P1">switched to db mydbs</text:p>
      <text:p text:style-name="P1">&gt; use Mydb;</text:p>
      <text:p text:style-name="P1">switched to db Mydb</text:p>
      <text:p text:style-name="P1">&gt; Mydb.Students.insert({'id':1,'name':'vinit','lang':'python','mobile':'7597844434','Rollno':101});</text:p>
      <text:p text:style-name="P1">2021-12-28T12:10:21.809+0530 E QUERY <text:s text:c="3"/>[thread1] ReferenceError: Mydb is not defined :</text:p>
      <text:p text:style-name="P1">@(shell):1:1</text:p>
      <text:p text:style-name="P1">&gt; db.Students.insert({'id':1,'name':'vinit','lang':'python','mobile':'7597844434','Rollno':101});</text:p>
      <text:p text:style-name="P1">WriteResult({ "nInserted" : 1 })</text:p>
      <text:p text:style-name="P1">&gt; show dbs</text:p>
      <text:p text:style-name="P1">Mydb <text:s text:c="3"/>0.000GB</text:p>
      <text:p text:style-name="P1">admin <text:s text:c="2"/>0.000GB</text:p>
      <text:p text:style-name="P1">config <text:s/>0.000GB</text:p>
      <text:p text:style-name="P1">local <text:s text:c="2"/>0.000GB</text:p>
      <text:p text:style-name="P1">&gt; show collections</text:p>
      <text:p text:style-name="P1">Students</text:p>
      <text:p text:style-name="P1">&gt; db.Students.find()</text:p>
      <text:p text:style-name="P1">{ "_id" : ObjectId("61cab15d40f407e240fe1139"), "id" : 1, "name" : "vinit", "lang" : "python", "mobile" : "7597844434", "Rollno" : 101 }</text:p>
      <text:p text:style-name="P1">&gt; db.Students.insert({'id':1,'name':'Nitin','lang':'python','mobile':'7597812345','Rollno':102});</text:p>
      <text:p text:style-name="P1"><text:soft-page-break/>WriteResult({ "nInserted" : 1 })</text:p>
      <text:p text:style-name="P1">&gt; db.Students.insert({'id':1,'name':'Vinita','lang':'javascript','mobile':'8889712345','Rollno':103});</text:p>
      <text:p text:style-name="P1">WriteResult({ "nInserted" : 1 })</text:p>
      <text:p text:style-name="P1">&gt; db.Students.insert({'id':1,'name':'Aditya','lang':'javascript','mobile':'9989712345','Rollno':104});</text:p>
      <text:p text:style-name="P1">WriteResult({ "nInserted" : 1 })</text:p>
      <text:p text:style-name="P1">&gt; db.Students.insert({'id':5,'name':'Aditi','lang':'java','mobile':'7789712345','Rollno':105});</text:p>
      <text:p text:style-name="P1">WriteResult({ "nInserted" : 1 })</text:p>
      <text:p text:style-name="P1">&gt; db.Students.insert({'id':6,'name':'Aman','lang':'Nodejs','mobile':'6789712345','Rollno':106});</text:p>
      <text:p text:style-name="P1">WriteResult({ "nInserted" : 1 })</text:p>
      <text:p text:style-name="P1">&gt; db.Students.insert({'id':7,'name':'janvi','lang':'python','mobile':'9789712345','Rollno':107});</text:p>
      <text:p text:style-name="P1">WriteResult({ "nInserted" : 1 })</text:p>
      <text:p text:style-name="P1">&gt; db.Students.insert({'id':5,'name':'ankur','lang':'java','mobile':'6690712345','Rollno':108});</text:p>
      <text:p text:style-name="P1">WriteResult({ "nInserted" : 1 })</text:p>
      <text:p text:style-name="P1">&gt; db.Students.insert({'id':9,'name':'kriya','lang':'Nodejs','mobile':'7689712345','Rollno':109});</text:p>
      <text:p text:style-name="P1">WriteResult({ "nInserted" : 1 })</text:p>
      <text:p text:style-name="P1">&gt; db.Students.insert({'id':10,'name':'kratika','lang':'Swift','mobile':'9876712345','Rollno':110});</text:p>
      <text:p text:style-name="P1">WriteResult({ "nInserted" : 1 })</text:p>
      <text:p text:style-name="P1">&gt; db.Students.find()</text:p>
      <text:p text:style-name="P1">{ "_id" : ObjectId("61cab15d40f407e240fe1139"), "id" : 1, "name" : "vinit", "lang" : "python", "mobile" : "7597844434", "Rollno" : 101 }</text:p>
      <text:p text:style-name="P1">{ "_id" : ObjectId("61cab1c040f407e240fe113a"), "id" : 1, "name" : "Nitin", "lang" : "python", "mobile" : "7597812345", "Rollno" : 102 }</text:p>
      <text:p text:style-name="P1">{ "_id" : ObjectId("61cab1df40f407e240fe113b"), "id" : 1, "name" : "Vinita", "lang" : "javascript", "mobile" : "8889712345", "Rollno" : 103 }</text:p>
      <text:p text:style-name="P1">{ "_id" : ObjectId("61cab1f440f407e240fe113c"), "id" : 1, "name" : "Aditya", "lang" : "javascript", "mobile" : "9989712345", "Rollno" : 104 }</text:p>
      <text:p text:style-name="P1">{ "_id" : ObjectId("61cab21940f407e240fe113d"), "id" : 5, "name" : "Aditi", "lang" : "java", "mobile" : "7789712345", "Rollno" : 105 }</text:p>
      <text:p text:style-name="P1">{ "_id" : ObjectId("61cab23840f407e240fe113e"), "id" : 6, "name" : "Aman", "lang" : "Nodejs", "mobile" : "6789712345", "Rollno" : 106 }</text:p>
      <text:p text:style-name="P1">{ "_id" : ObjectId("61cab25240f407e240fe113f"), "id" : 7, "name" : "janvi", "lang" : "python", "mobile" : "9789712345", "Rollno" : 107 }</text:p>
      <text:p text:style-name="P1">{ "_id" : ObjectId("61cab26c40f407e240fe1140"), "id" : 5, "name" : "ankur", "lang" : "java", "mobile" : "6690712345", "Rollno" : 108 }</text:p>
      <text:p text:style-name="P1">{ "_id" : ObjectId("61cab28540f407e240fe1141"), "id" : 9, "name" : "kriya", "lang" : "Nodejs", "mobile" : "7689712345", "Rollno" : 109 }</text:p>
      <text:p text:style-name="P1">{ "_id" : ObjectId("61cab2a740f407e240fe1142"), "id" : 10, "name" : "kratika", "lang" : "Swift", "mobile" : "9876712345", "Rollno" : 110 }</text:p>
      <text:p text:style-name="P1">&gt; db.Students.update({"Rollno:102"},{$set:{"id":2}});</text:p>
      <text:p text:style-name="P1">2021-12-28T12:19:01.741+0530 E QUERY <text:s text:c="3"/>[thread1] SyntaxError: missing : after property id @(shell):1:32</text:p>
      <text:p text:style-name="P1">&gt; db.Students.update( { "Rollno":102},{$set:{"id":2}});</text:p>
      <text:p text:style-name="P1">WriteResult({ "nMatched" : 1, "nUpserted" : 0, "nModified" : 1 })</text:p>
      <text:p text:style-name="P1">&gt; db.Students.update( { "Rollno":103},{$set:{"id":3}});</text:p>
      <text:p text:style-name="P1">WriteResult({ "nMatched" : 1, "nUpserted" : 0, "nModified" : 1 })</text:p>
      <text:p text:style-name="P1">&gt; db.Students.find()</text:p>
      <text:p text:style-name="P1">{ "_id" : ObjectId("61cab15d40f407e240fe1139"), "id" : 1, "name" : "vinit", "lang" : "python", "mobile" : "7597844434", "Rollno" : 101 }</text:p>
      <text:p text:style-name="P1">{ "_id" : ObjectId("61cab1c040f407e240fe113a"), "id" : 2, "name" : "Nitin", "lang" : "python", "mobile" : "7597812345", "Rollno" : 102 }</text:p>
      <text:p text:style-name="P1">{ "_id" : ObjectId("61cab1df40f407e240fe113b"), "id" : 3, "name" : "Vinita", "lang" : "javascript", "mobile" : "8889712345", "Rollno" : 103 }</text:p>
      <text:p text:style-name="P1"><text:soft-page-break/>{ "_id" : ObjectId("61cab1f440f407e240fe113c"), "id" : 1, "name" : "Aditya", "lang" : "javascript", "mobile" : "9989712345", "Rollno" : 104 }</text:p>
      <text:p text:style-name="P1">{ "_id" : ObjectId("61cab21940f407e240fe113d"), "id" : 5, "name" : "Aditi", "lang" : "java", "mobile" : "7789712345", "Rollno" : 105 }</text:p>
      <text:p text:style-name="P1">{ "_id" : ObjectId("61cab23840f407e240fe113e"), "id" : 6, "name" : "Aman", "lang" : "Nodejs", "mobile" : "6789712345", "Rollno" : 106 }</text:p>
      <text:p text:style-name="P1">{ "_id" : ObjectId("61cab25240f407e240fe113f"), "id" : 7, "name" : "janvi", "lang" : "python", "mobile" : "9789712345", "Rollno" : 107 }</text:p>
      <text:p text:style-name="P1">{ "_id" : ObjectId("61cab26c40f407e240fe1140"), "id" : 5, "name" : "ankur", "lang" : "java", "mobile" : "6690712345", "Rollno" : 108 }</text:p>
      <text:p text:style-name="P1">{ "_id" : ObjectId("61cab28540f407e240fe1141"), "id" : 9, "name" : "kriya", "lang" : "Nodejs", "mobile" : "7689712345", "Rollno" : 109 }</text:p>
      <text:p text:style-name="P1">{ "_id" : ObjectId("61cab2a740f407e240fe1142"), "id" : 10, "name" : "kratika", "lang" : "Swift", "mobile" : "9876712345", "Rollno" : 110 }</text:p>
      <text:p text:style-name="P1">&gt; db.Students.update( { "Rollno":104},{$set:{"id":4}});</text:p>
      <text:p text:style-name="P1">WriteResult({ "nMatched" : 1, "nUpserted" : 0, "nModified" : 1 })</text:p>
      <text:p text:style-name="P1">&gt; db.Students.update( { "Rollno":108},{$set:{"id":8}});</text:p>
      <text:p text:style-name="P1">WriteResult({ "nMatched" : 1, "nUpserted" : 0, "nModified" : 1 })</text:p>
      <text:p text:style-name="P1">&gt; db.Students.find()</text:p>
      <text:p text:style-name="P1">{ "_id" : ObjectId("61cab15d40f407e240fe1139"), "id" : 1, "name" : "vinit", "lang" : "python", "mobile" : "7597844434", "Rollno" : 101 }</text:p>
      <text:p text:style-name="P1">{ "_id" : ObjectId("61cab1c040f407e240fe113a"), "id" : 2, "name" : "Nitin", "lang" : "python", "mobile" : "7597812345", "Rollno" : 102 }</text:p>
      <text:p text:style-name="P1">{ "_id" : ObjectId("61cab1df40f407e240fe113b"), "id" : 3, "name" : "Vinita", "lang" : "javascript", "mobile" : "8889712345", "Rollno" : 103 }</text:p>
      <text:p text:style-name="P1">{ "_id" : ObjectId("61cab1f440f407e240fe113c"), "id" : 4, "name" : "Aditya", "lang" : "javascript", "mobile" : "9989712345", "Rollno" : 104 }</text:p>
      <text:p text:style-name="P1">{ "_id" : ObjectId("61cab21940f407e240fe113d"), "id" : 5, "name" : "Aditi", "lang" : "java", "mobile" : "7789712345", "Rollno" : 105 }</text:p>
      <text:p text:style-name="P1">{ "_id" : ObjectId("61cab23840f407e240fe113e"), "id" : 6, "name" : "Aman", "lang" : "Nodejs", "mobile" : "6789712345", "Rollno" : 106 }</text:p>
      <text:p text:style-name="P1">{ "_id" : ObjectId("61cab25240f407e240fe113f"), "id" : 7, "name" : "janvi", "lang" : "python", "mobile" : "9789712345", "Rollno" : 107 }</text:p>
      <text:p text:style-name="P1">{ "_id" : ObjectId("61cab26c40f407e240fe1140"), "id" : 8, "name" : "ankur", "lang" : "java", "mobile" : "6690712345", "Rollno" : 108 }</text:p>
      <text:p text:style-name="P1">{ "_id" : ObjectId("61cab28540f407e240fe1141"), "id" : 9, "name" : "kriya", "lang" : "Nodejs", "mobile" : "7689712345", "Rollno" : 109 }</text:p>
      <text:p text:style-name="P1">{ "_id" : ObjectId("61cab2a740f407e240fe1142"), "id" : 10, "name" : "kratika", "lang" : "Swift", "mobile" : "9876712345", "Rollno" : 110 }</text:p>
      <text:p text:style-name="P1">&gt; db.createCollection('Employee')</text:p>
      <text:p text:style-name="P1">{ "ok" : 1 }</text:p>
      <text:p text:style-name="P1">&gt; db.Emloyee.insert({'id':10,'name':'kratika','job_description':'Full-Stack','mobile':'9876712345','Address':'Jaipur'});</text:p>
      <text:p text:style-name="P1">WriteResult({ "nInserted" : 1 })</text:p>
      <text:p text:style-name="P1">&gt; db.Emloyee.find()</text:p>
      <text:p text:style-name="P1">{ "_id" : ObjectId("61cab55440f407e240fe1143"), "id" : 10, "name" : "kratika", "job_description" : "Full-Stack", "mobile" : "9876712345", "Address" : "Jaipur" }</text:p>
      <text:p text:style-name="P1">&gt; db.Emloyee.update({"name":"kratika"}{$set{"id":1});</text:p>
      <text:p text:style-name="P1">... db.Emloyee.find()</text:p>
      <text:p text:style-name="P1">... </text:p>
      <text:p text:style-name="P1">[1]+ <text:s/>Stopped <text:s text:c="16"/>mongo</text:p>
      <text:p text:style-name="P1">addweb@JLP-09:~$ sudo service mongodb start</text:p>
      <text:p text:style-name="P1"><text:soft-page-break/></text:p>
      <text:p text:style-name="P1"/>
      <text:p text:style-name="P1">&gt; use Mydb</text:p>
      <text:p text:style-name="P1">switched to db Mydb</text:p>
      <text:p text:style-name="P1">&gt; show collections</text:p>
      <text:p text:style-name="P1">Emloyee</text:p>
      <text:p text:style-name="P1">Employee</text:p>
      <text:p text:style-name="P1">Students</text:p>
      <text:p text:style-name="P1">&gt; db.Students.find()</text:p>
      <text:p text:style-name="P1">{ "_id" : ObjectId("61cab15d40f407e240fe1139"), "id" : 1, "name" : "vinit", "lang" : "python", "mobile" : "7597844434", "Rollno" : 101 }</text:p>
      <text:p text:style-name="P1">{ "_id" : ObjectId("61cab1c040f407e240fe113a"), "id" : 2, "name" : "Nitin", "lang" : "python", "mobile" : "7597812345", "Rollno" : 102 }</text:p>
      <text:p text:style-name="P1">{ "_id" : ObjectId("61cab1df40f407e240fe113b"), "id" : 3, "name" : "Vinita", "lang" : "javascript", "mobile" : "8889712345", "Rollno" : 103 }</text:p>
      <text:p text:style-name="P1">{ "_id" : ObjectId("61cab1f440f407e240fe113c"), "id" : 4, "name" : "Aditya", "lang" : "javascript", "mobile" : "9989712345", "Rollno" : 104 }</text:p>
      <text:p text:style-name="P1">{ "_id" : ObjectId("61cab21940f407e240fe113d"), "id" : 5, "name" : "Aditi", "lang" : "java", "mobile" : "7789712345", "Rollno" : 105 }</text:p>
      <text:p text:style-name="P1">{ "_id" : ObjectId("61cab23840f407e240fe113e"), "id" : 6, "name" : "Aman", "lang" : "Nodejs", "mobile" : "6789712345", "Rollno" : 106 }</text:p>
      <text:p text:style-name="P1">{ "_id" : ObjectId("61cab25240f407e240fe113f"), "id" : 7, "name" : "janvi", "lang" : "python", "mobile" : "9789712345", "Rollno" : 107 }</text:p>
      <text:p text:style-name="P1">{ "_id" : ObjectId("61cab26c40f407e240fe1140"), "id" : 8, "name" : "ankur", "lang" : "java", "mobile" : "6690712345", "Rollno" : 108 }</text:p>
      <text:p text:style-name="P1">{ "_id" : ObjectId("61cab28540f407e240fe1141"), "id" : 9, "name" : "kriya", "lang" : "Nodejs", "mobile" : "7689712345", "Rollno" : 109 }</text:p>
      <text:p text:style-name="P1">{ "_id" : ObjectId("61cab2a740f407e240fe1142"), "id" : 10, "name" : "kratika", "lang" : "Swift", "mobile" : "9876712345", "Rollno" : 110 }</text:p>
      <text:p text:style-name="P1">&gt; db.Emloyee.insert({'id':2,'name':'vinit','job_description':'Full-Stack php','mobile':'9976712345','Address':'Mumbai'});</text:p>
      <text:p text:style-name="P1">WriteResult({ "nInserted" : 1 })</text:p>
      <text:p text:style-name="P1">&gt; db.Emloyee.insert({'id':3,'name':'vinita','job_description':'Full-Stack java','mobile':'9976712345','Address':'Mumbai'});</text:p>
      <text:p text:style-name="P1">WriteResult({ "nInserted" : 1 })</text:p>
      <text:p text:style-name="P1">&gt; db.Employee.find()</text:p>
      <text:p text:style-name="P1">&gt; db.Emloyee.find()</text:p>
      <text:p text:style-name="P1">{ "_id" : ObjectId("61cab55440f407e240fe1143"), "id" : 10, "name" : "kratika", "job_description" : "Full-Stack", "mobile" : "9876712345", "Address" : "Jaipur" }</text:p>
      <text:p text:style-name="P1">{ "_id" : ObjectId("61cab6c3d2ddf7e4980f85c9"), "id" : 2, "name" : "vinit", "job_description" : "Full-Stack php", "mobile" : "9976712345", "Address" : "Mumbai" }</text:p>
      <text:p text:style-name="P1">{ "_id" : ObjectId("61cab6d2d2ddf7e4980f85ca"), "id" : 3, "name" : "vinita", "job_description" : "Full-Stack java", "mobile" : "9976712345", "Address" : "Mumbai" }</text:p>
      <text:p text:style-name="P1">&gt; db.Emloyee.insert({'id':4,'name':'Lokesh','job_description':'java developer','mobile':'9876712345','Address':'Delhi'});</text:p>
      <text:p text:style-name="P1">WriteResult({ "nInserted" : 1 })</text:p>
      <text:p text:style-name="P1">&gt; db.Emloyee.insert({'id':5,'name':'Mukesh','job_description':'PHP developer','mobile':'6776712345','Address':'Jodhpur'});</text:p>
      <text:p text:style-name="P1">WriteResult({ "nInserted" : 1 })</text:p>
      <text:p text:style-name="P1">&gt; db.Emloyee.insert({'id':4,'name':'Divya','job_description':'java developer','mobile':'7876712345','Address':'Delhi'});</text:p>
      <text:p text:style-name="P1">WriteResult({ "nInserted" : 1 })</text:p>
      <text:p text:style-name="P1"><text:soft-page-break/>&gt; db.Emloyee.insert({'id':7,'name':'Suresh','job_description':'Python developer','mobile':'8976712345','Address':'Jodhpur'});</text:p>
      <text:p text:style-name="P1">WriteResult({ "nInserted" : 1 })</text:p>
      <text:p text:style-name="P1">&gt; db.Emloyee.insert({'id':8,'name':'nikita','job_description':'Python developer','mobile':'8976712345','Address':'Jaipur'});</text:p>
      <text:p text:style-name="P1">WriteResult({ "nInserted" : 1 })</text:p>
      <text:p text:style-name="P1">&gt; db.Emloyee.insert({'id':9,'name':'nikita','job_description':'java developer','mobile':'9876712345','Address':'Sikar'});</text:p>
      <text:p text:style-name="P1">WriteResult({ "nInserted" : 1 })</text:p>
      <text:p text:style-name="P1">&gt; db.Emloyee.insert({'id':10,'name':'mansi','job_description':'java developer','mobile':'9876712345','Address':'Bhilwara'});</text:p>
      <text:p text:style-name="P1">WriteResult({ "nInserted" : 1 })</text:p>
      <text:p text:style-name="P1">&gt; db.Emloyee.find()</text:p>
      <text:p text:style-name="P1">{ "_id" : ObjectId("61cab55440f407e240fe1143"), "id" : 10, "name" : "kratika", "job_description" : "Full-Stack", "mobile" : "9876712345", "Address" : "Jaipur" }</text:p>
      <text:p text:style-name="P1">{ "_id" : ObjectId("61cab6c3d2ddf7e4980f85c9"), "id" : 2, "name" : "vinit", "job_description" : "Full-Stack php", "mobile" : "9976712345", "Address" : "Mumbai" }</text:p>
      <text:p text:style-name="P1">{ "_id" : ObjectId("61cab6d2d2ddf7e4980f85ca"), "id" : 3, "name" : "vinita", "job_description" : "Full-Stack java", "mobile" : "9976712345", "Address" : "Mumbai" }</text:p>
      <text:p text:style-name="P1">{ "_id" : ObjectId("61cabb25d2ddf7e4980f85cb"), "id" : 4, "name" : "Lokesh", "job_description" : "java developer", "mobile" : "9876712345", "Address" : "Delhi" }</text:p>
      <text:p text:style-name="P1">{ "_id" : ObjectId("61cabb45d2ddf7e4980f85cc"), "id" : 5, "name" : "Mukesh", "job_description" : "PHP developer", "mobile" : "6776712345", "Address" : "Jodhpur" }</text:p>
      <text:p text:style-name="P1">{ "_id" : ObjectId("61cabb5bd2ddf7e4980f85cd"), "id" : 4, "name" : "Divya", "job_description" : "java developer", "mobile" : "7876712345", "Address" : "Delhi" }</text:p>
      <text:p text:style-name="P1">{ "_id" : ObjectId("61cabb86d2ddf7e4980f85ce"), "id" : 7, "name" : "Suresh", "job_description" : "Python developer", "mobile" : "8976712345", "Address" : "Jodhpur" }</text:p>
      <text:p text:style-name="P1">{ "_id" : ObjectId("61cabe86d2ddf7e4980f85cf"), "id" : 8, "name" : "nikita", "job_description" : "Python developer", "mobile" : "8976712345", "Address" : "Jaipur" }</text:p>
      <text:p text:style-name="P1">{ "_id" : ObjectId("61cabea8d2ddf7e4980f85d0"), "id" : 9, "name" : "nikita", "job_description" : "java developer", "mobile" : "9876712345", "Address" : "Sikar" }</text:p>
      <text:p text:style-name="P1">{ "_id" : ObjectId("61cabebdd2ddf7e4980f85d1"), "id" : 10, "name" : "mansi", "job_description" : "java developer", "mobile" : "9876712345", "Address" : "Bhilwara" }</text:p>
      <text:p text:style-name="P1">&gt; db.Emloyee.update({"name":"kratika"}{$set{"id":1}})</text:p>
      <text:p text:style-name="P1">2021-12-28T13:09:17.811+0530 E QUERY <text:s text:c="3"/>[thread1] SyntaxError: missing ) after argument list @(shell):1:36</text:p>
      <text:p text:style-name="P1">&gt; db.Emloyee.update( { "name":"kratika"},{$set:{"id":1}});</text:p>
      <text:p text:style-name="P1">WriteResult({ "nMatched" : 1, "nUpserted" : 0, "nModified" : 1 })</text:p>
      <text:p text:style-name="P1">&gt; db.createCollection('customer');</text:p>
      <text:p text:style-name="P1">{ "ok" : 1 }</text:p>
      <text:p text:style-name="P1">&gt; <text:s/>db.customer.insert({'id':1,'name':'mansi','mobile':'9876712345','Address':'Bhilwara',"pincode":"302020"});</text:p>
      <text:p text:style-name="P1">WriteResult({ "nInserted" : 1 })</text:p>
      <text:p text:style-name="P1">&gt; db.customer.insert({'id':1,'name':'manish','mobile':'7776712345','Address':'jaipur',"pincode":"302021"});</text:p>
      <text:p text:style-name="P1">WriteResult({ "nInserted" : 1 })</text:p>
      <text:p text:style-name="P1">&gt; db.customer.insert({'id':1,'name':'lokesh','mobile':'9876712345','Address':'jaipur',"pincode":"302017"});</text:p>
      <text:p text:style-name="P1">WriteResult({ "nInserted" : 1 })</text:p>
      <text:p text:style-name="P1"><text:soft-page-break/>&gt; db.customer.insert({'id':4,'name':'Vinit','mobile':'6676712345','Address':'Delhi',"pincode":"302016"});</text:p>
      <text:p text:style-name="P1">WriteResult({ "nInserted" : 1 })</text:p>
      <text:p text:style-name="P1">&gt; db.customer.insert({'id':5,'name':'Vinita','mobile':'7896712345','Address':'sikar',"pincode":"332001"});</text:p>
      <text:p text:style-name="P1">WriteResult({ "nInserted" : 1 })</text:p>
      <text:p text:style-name="P1">&gt; db.customer.insert({'id':6,'name':'mahesh','mobile':'7896754321','Address':'churu',"pincode":"332022"});</text:p>
      <text:p text:style-name="P1">WriteResult({ "nInserted" : 1 })</text:p>
      <text:p text:style-name="P1">&gt; db.customer.insert({'id':7,'name':'manju','mobile':'8786754321','Address':'mumbai',"pincode":"332012"});</text:p>
      <text:p text:style-name="P1">WriteResult({ "nInserted" : 1 })</text:p>
      <text:p text:style-name="P1">&gt; db.customer.insert({'id':8,'name':'yash','mobile':'9876554321','Address':'Goa',"pincode":"332000"});</text:p>
      <text:p text:style-name="P1">WriteResult({ "nInserted" : 1 })</text:p>
      <text:p text:style-name="P1">&gt; db.customer.insert({'id':9,'name':'vinay','mobile':'9887554321','Address':'sikar',"pincode":"332001"});</text:p>
      <text:p text:style-name="P1">WriteResult({ "nInserted" : 1 })</text:p>
      <text:p text:style-name="P1">&gt; db.customer.insert({'id':10,'name':'abhishek','mobile':'7777554321','Address':'jodhpur',"pincode":"333030"});</text:p>
      <text:p text:style-name="P1">WriteResult({ "nInserted" : 1 })</text:p>
      <text:p text:style-name="P1">&gt; db.customer.update( { "name":"manish"},{$set:{"id":2}});</text:p>
      <text:p text:style-name="P1">WriteResult({ "nMatched" : 1, "nUpserted" : 0, "nModified" : 1 })</text:p>
      <text:p text:style-name="P1">&gt; db.customer.update( { "name":"lokesh"},{$set:{"id":3}});</text:p>
      <text:p text:style-name="P1">WriteResult({ "nMatched" : 1, "nUpserted" : 0, "nModified" : 1 })</text:p>
      <text:p text:style-name="P1">&gt; show.customer.find()</text:p>
      <text:p text:style-name="P1">2021-12-28T13:28:36.440+0530 E QUERY <text:s text:c="3"/>[thread1] ReferenceError: show is not defined :</text:p>
      <text:p text:style-name="P1">@(shell):1:1</text:p>
      <text:p text:style-name="P1">&gt; db.customer.find()</text:p>
      <text:p text:style-name="P1">{ "_id" : ObjectId("61cac2a2d2ddf7e4980f85d2"), "id" : 1, "name" : "mansi", "mobile" : "9876712345", "Address" : "Bhilwara", "pincode" : "302020" }</text:p>
      <text:p text:style-name="P1">{ "_id" : ObjectId("61cac2b1d2ddf7e4980f85d3"), "id" : 2, "name" : "manish", "mobile" : "7776712345", "Address" : "jaipur", "pincode" : "302021" }</text:p>
      <text:p text:style-name="P1">{ "_id" : ObjectId("61cac2c3d2ddf7e4980f85d4"), "id" : 3, "name" : "lokesh", "mobile" : "9876712345", "Address" : "jaipur", "pincode" : "302017" }</text:p>
      <text:p text:style-name="P1">{ "_id" : ObjectId("61cac2ded2ddf7e4980f85d5"), "id" : 4, "name" : "Vinit", "mobile" : "6676712345", "Address" : "Delhi", "pincode" : "302016" }</text:p>
      <text:p text:style-name="P1">{ "_id" : ObjectId("61cac2f2d2ddf7e4980f85d6"), "id" : 5, "name" : "Vinita", "mobile" : "7896712345", "Address" : "sikar", "pincode" : "332001" }</text:p>
      <text:p text:style-name="P1">{ "_id" : ObjectId("61cac30ad2ddf7e4980f85d7"), "id" : 6, "name" : "mahesh", "mobile" : "7896754321", "Address" : "churu", "pincode" : "332022" }</text:p>
      <text:p text:style-name="P1">{ "_id" : ObjectId("61cac31fd2ddf7e4980f85d8"), "id" : 7, "name" : "manju", "mobile" : "8786754321", "Address" : "mumbai", "pincode" : "332012" }</text:p>
      <text:p text:style-name="P1">{ "_id" : ObjectId("61cac338d2ddf7e4980f85d9"), "id" : 8, "name" : "yash", "mobile" : "9876554321", "Address" : "Goa", "pincode" : "332000" }</text:p>
      <text:p text:style-name="P1"><text:soft-page-break/>{ "_id" : ObjectId("61cac34dd2ddf7e4980f85da"), "id" : 9, "name" : "vinay", "mobile" : "9887554321", "Address" : "sikar", "pincode" : "332001" }</text:p>
      <text:p text:style-name="P1">{ "_id" : ObjectId("61cac369d2ddf7e4980f85db"), "id" : 10, "name" : "abhishek", "mobile" : "7777554321", "Address" : "jodhpur", "pincode" : "333030" }</text:p>
      <text:p text:style-name="P1">&gt; create.colloections('college');</text:p>
      <text:p text:style-name="P1">2021-12-28T13:29:49.224+0530 E QUERY <text:s text:c="3"/>[thread1] ReferenceError: create is not defined :</text:p>
      <text:p text:style-name="P1">@(shell):1:1</text:p>
      <text:p text:style-name="P1">&gt; create.colloections('college')</text:p>
      <text:p text:style-name="P1">2021-12-28T13:29:56.700+0530 E QUERY <text:s text:c="3"/>[thread1] ReferenceError: create is not defined :</text:p>
      <text:p text:style-name="P1">@(shell):1:1</text:p>
      <text:p text:style-name="P1">&gt; db.create.colloections('college')</text:p>
      <text:p text:style-name="P1">2021-12-28T13:30:03.786+0530 E QUERY <text:s text:c="3"/>[thread1] TypeError: db.create.colloections is not a function :</text:p>
      <text:p text:style-name="P1">@(shell):1:1</text:p>
      <text:p text:style-name="P1">&gt; db.createColloections('college')</text:p>
      <text:p text:style-name="P1">2021-12-28T13:30:13.658+0530 E QUERY <text:s text:c="3"/>[thread1] TypeError: db.createColloections is not a function :</text:p>
      <text:p text:style-name="P1">@(shell):1:1</text:p>
      <text:p text:style-name="P1">&gt; db.createColloection('college')</text:p>
      <text:p text:style-name="P1">2021-12-28T13:30:20.796+0530 E QUERY <text:s text:c="3"/>[thread1] TypeError: db.createColloection is not a function :</text:p>
      <text:p text:style-name="P1">@(shell):1:1</text:p>
      <text:p text:style-name="P1">&gt; db.createCollection('college')</text:p>
      <text:p text:style-name="P1">{ "ok" : 1 }</text:p>
      <text:p text:style-name="P1">&gt; db.college.insert({'id':1,'name':'manish','mobile':'7776712345','Address':'jaipur',"stream":"computer science"});</text:p>
      <text:p text:style-name="P1">WriteResult({ "nInserted" : 1 })</text:p>
      <text:p text:style-name="P1">&gt; db.college.insert({'id':1,'name':'manisha','mobile':'7776712345','Address':'delhi',"stream":"mechanical"});</text:p>
      <text:p text:style-name="P1">WriteResult({ "nInserted" : 1 })</text:p>
      <text:p text:style-name="P1">&gt; db.college.insert({'id':3,'name':'lokesh','mobile':'7866712345','Address':'delhi',"stream":"civil"});</text:p>
      <text:p text:style-name="P1">WriteResult({ "nInserted" : 1 })</text:p>
      <text:p text:style-name="P1">&gt; db.college.insert({'id':4,'name':'aditya','mobile':'8896712345','Address':'mumbai',"stream":"civil"});</text:p>
      <text:p text:style-name="P1">WriteResult({ "nInserted" : 1 })</text:p>
      <text:p text:style-name="P1">&gt; db.college.insert({'id':5,'name':'aditi','mobile':'9087654322','Address':'mumbai',"stream":"mechanical"});</text:p>
      <text:p text:style-name="P1">WriteResult({ "nInserted" : 1 })</text:p>
      <text:p text:style-name="P1">&gt; db.college.insert({'id':6,'name':'aditi','mobile':'9087654322','Address':'mumbai',"stream":"computer science"});</text:p>
      <text:p text:style-name="P1">WriteResult({ "nInserted" : 1 })</text:p>
      <text:p text:style-name="P1">&gt; db.college.insert({'id':7,'name':'akash','mobile':'8005654322','Address':'sikar',"stream":"computer science"});</text:p>
      <text:p text:style-name="P1">WriteResult({ "nInserted" : 1 })</text:p>
      <text:p text:style-name="P1">&gt; db.college.insert({'id':8,'name':'dhruv','mobile':'9435554322','Address':'jammu',"stream":"civil"});</text:p>
      <text:p text:style-name="P1">WriteResult({ "nInserted" : 1 })</text:p>
      <text:p text:style-name="P1"><text:soft-page-break/>&gt; db.college.insert({'id':9,'name':'Nitin','mobile':'9565554322','Address':'surat',"stream":"mechincal"});</text:p>
      <text:p text:style-name="P1">WriteResult({ "nInserted" : 1 })</text:p>
      <text:p text:style-name="P1">&gt; db.college.insert({'id':9,'name':'lakshy','mobile':'8865554322','Address':'mumbai',"stream":"civil"});</text:p>
      <text:p text:style-name="P1">WriteResult({ "nInserted" : 1 })</text:p>
      <text:p text:style-name="P1">&gt; db.college.update( { "name":"manisha"},{$set:{"id":2}});</text:p>
      <text:p text:style-name="P1">WriteResult({ "nMatched" : 1, "nUpserted" : 0, "nModified" : 1 })</text:p>
      <text:p text:style-name="P1">&gt; db.college.update( { "name":"lakshy"},{$set:{"id":9}});</text:p>
      <text:p text:style-name="P1">WriteResult({ "nMatched" : 1, "nUpserted" : 0, "nModified" : 0 })</text:p>
      <text:p text:style-name="P1">&gt; db.college.update( { "name":"lakshy"},{$set:{"id":10}});</text:p>
      <text:p text:style-name="P1">WriteResult({ "nMatched" : 1, "nUpserted" : 0, "nModified" : 1 })</text:p>
      <text:p text:style-name="P1">&gt; show collections</text:p>
      <text:p text:style-name="P1">Emloyee</text:p>
      <text:p text:style-name="P1">Employee</text:p>
      <text:p text:style-name="P1">Students</text:p>
      <text:p text:style-name="P1">college</text:p>
      <text:p text:style-name="P1">customer</text:p>
      <text:p text:style-name="P1">&gt; db.createCollection('hostal')</text:p>
      <text:p text:style-name="P1">{ "ok" : 1 }</text:p>
      <text:p text:style-name="P1">&gt; db.college.insert({'id':1,'name':'lakshy','mobile':'8865554322','Address':'mumbai',"college_campus":"mavliya nagar"});</text:p>
      <text:p text:style-name="P1">WriteResult({ "nInserted" : 1 })</text:p>
      <text:p text:style-name="P1">&gt; db.college.insert({'id':2,'name':'aman','mobile':'9865554345','Address':'delhi',"college_campus":"mansrover"});</text:p>
      <text:p text:style-name="P1">WriteResult({ "nInserted" : 1 })</text:p>
      <text:p text:style-name="P1">&gt; db.college.insert({'id':3,'name':'anamika','mobile':'9965554345','Address':'surat',"college_campus":"mansrover"});</text:p>
      <text:p text:style-name="P1">WriteResult({ "nInserted" : 1 })</text:p>
      <text:p text:style-name="P1">&gt; db.college.insert({'id':4,'name':'mansi','mobile':'7765554345','Address':'sikar',"college_campus":"malviya nagar"});</text:p>
      <text:p text:style-name="P1">WriteResult({ "nInserted" : 1 })</text:p>
      <text:p text:style-name="P1">&gt; db.college.insert({'id':5,'name':'durga','mobile':'9876554345','Address':'mumbai',"college_campus":"malviya nagar"});</text:p>
      <text:p text:style-name="P1">WriteResult({ "nInserted" : 1 })</text:p>
      <text:p text:style-name="P1">&gt; db.college.insert({'id':6,'name':'yash','mobile':'7876554345','Address':'delhi',"college_campus":"barkat nagar"});</text:p>
      <text:p text:style-name="P1">WriteResult({ "nInserted" : 1 })</text:p>
      <text:p text:style-name="P1">&gt; db.college.insert({'id':7,'name':'vinay ','mobile':'9988554345','Address':'churu',"college_campus":"malviya <text:s/>nagar"});</text:p>
      <text:p text:style-name="P1">WriteResult({ "nInserted" : 1 })</text:p>
      <text:p text:style-name="P1">&gt; db.college.insert({'id':8,'name':'aditi ','mobile':'9188554345','Address':'sikar',"college_campus":"mansrover"});</text:p>
      <text:p text:style-name="P1">WriteResult({ "nInserted" : 1 })</text:p>
      <text:p text:style-name="P1"><text:soft-page-break/>&gt; db.college.insert({'id':9,'name':'kriya','mobile':'6776554345','Address':'dehradun',"college_campus":"barkat nagar"});</text:p>
      <text:p text:style-name="P1">WriteResult({ "nInserted" : 1 })</text:p>
      <text:p text:style-name="P1">&gt; db.college.insert({'id':10,'name':'ritu ','mobile':'7888554345','Address':'goa',"college_campus":"malviya <text:s/>nagar"});</text:p>
      <text:p text:style-name="P1">WriteResult({ "nInserted" : 1 })</text:p>
      <text:p text:style-name="P1">&gt; db.college.find()</text:p>
      <text:p text:style-name="P1">{ "_id" : ObjectId("61cac45ed2ddf7e4980f85dc"), "id" : 1, "name" : "manish", "mobile" : "7776712345", "Address" : "jaipur", "stream" : "computer science" }</text:p>
      <text:p text:style-name="P1">{ "_id" : ObjectId("61cac471d2ddf7e4980f85dd"), "id" : 2, "name" : "manisha", "mobile" : "7776712345", "Address" : "delhi", "stream" : "mechanical" }</text:p>
      <text:p text:style-name="P1">{ "_id" : ObjectId("61cac486d2ddf7e4980f85de"), "id" : 3, "name" : "lokesh", "mobile" : "7866712345", "Address" : "delhi", "stream" : "civil" }</text:p>
      <text:p text:style-name="P1">{ "_id" : ObjectId("61cac49dd2ddf7e4980f85df"), "id" : 4, "name" : "aditya", "mobile" : "8896712345", "Address" : "mumbai", "stream" : "civil" }</text:p>
      <text:p text:style-name="P1">{ "_id" : ObjectId("61cac4b9d2ddf7e4980f85e0"), "id" : 5, "name" : "aditi", "mobile" : "9087654322", "Address" : "mumbai", "stream" : "mechanical" }</text:p>
      <text:p text:style-name="P1">{ "_id" : ObjectId("61cac4c8d2ddf7e4980f85e1"), "id" : 6, "name" : "aditi", "mobile" : "9087654322", "Address" : "mumbai", "stream" : "computer science" }</text:p>
      <text:p text:style-name="P1">{ "_id" : ObjectId("61cac4dbd2ddf7e4980f85e2"), "id" : 7, "name" : "akash", "mobile" : "8005654322", "Address" : "sikar", "stream" : "computer science" }</text:p>
      <text:p text:style-name="P1">{ "_id" : ObjectId("61cac4f9d2ddf7e4980f85e3"), "id" : 8, "name" : "dhruv", "mobile" : "9435554322", "Address" : "jammu", "stream" : "civil" }</text:p>
      <text:p text:style-name="P1">{ "_id" : ObjectId("61cac518d2ddf7e4980f85e4"), "id" : 9, "name" : "Nitin", "mobile" : "9565554322", "Address" : "surat", "stream" : "mechincal" }</text:p>
      <text:p text:style-name="P1">{ "_id" : ObjectId("61cac52cd2ddf7e4980f85e5"), "id" : 10, "name" : "lakshy", "mobile" : "8865554322", "Address" : "mumbai", "stream" : "civil" }</text:p>
      <text:p text:style-name="P1">{ "_id" : ObjectId("61cac5e7d2ddf7e4980f85e6"), "id" : 1, "name" : "lakshy", "mobile" : "8865554322", "Address" : "mumbai", "college_campus" : "mavliya nagar" }</text:p>
      <text:p text:style-name="P1">{ "_id" : ObjectId("61cac603d2ddf7e4980f85e7"), "id" : 2, "name" : "aman", "mobile" : "9865554345", "Address" : "delhi", "college_campus" : "mansrover" }</text:p>
      <text:p text:style-name="P1">{ "_id" : ObjectId("61cac614d2ddf7e4980f85e8"), "id" : 3, "name" : "anamika", "mobile" : "9965554345", "Address" : "surat", "college_campus" : "mansrover" }</text:p>
      <text:p text:style-name="P1">{ "_id" : ObjectId("61cac630d2ddf7e4980f85e9"), "id" : 4, "name" : "mansi", "mobile" : "7765554345", "Address" : "sikar", "college_campus" : "malviya nagar" }</text:p>
      <text:p text:style-name="P1">{ "_id" : ObjectId("61cac647d2ddf7e4980f85ea"), "id" : 5, "name" : "durga", "mobile" : "9876554345", "Address" : "mumbai", "college_campus" : "malviya nagar" }</text:p>
      <text:p text:style-name="P1">{ "_id" : ObjectId("61cac661d2ddf7e4980f85eb"), "id" : 6, "name" : "yash", "mobile" : "7876554345", "Address" : "delhi", "college_campus" : "barkat nagar" }</text:p>
      <text:p text:style-name="P1">{ "_id" : ObjectId("61cac686d2ddf7e4980f85ec"), "id" : 7, "name" : "vinay ", "mobile" : "9988554345", "Address" : "churu", "college_campus" : "malviya <text:s/>nagar" }</text:p>
      <text:p text:style-name="P1">{ "_id" : ObjectId("61cac6acd2ddf7e4980f85ed"), "id" : 8, "name" : "aditi ", "mobile" : "9188554345", "Address" : "sikar", "college_campus" : "mansrover" }</text:p>
      <text:p text:style-name="P1">{ "_id" : ObjectId("61cac6c1d2ddf7e4980f85ee"), "id" : 9, "name" : "kriya", "mobile" : "6776554345", "Address" : "dehradun", "college_campus" : "barkat nagar" }</text:p>
      <text:p text:style-name="P1">{ "_id" : ObjectId("61cac6ddd2ddf7e4980f85ef"), "id" : 10, "name" : "ritu ", "mobile" : "7888554345", "Address" : "goa", "college_campus" : "malviya <text:s/>nagar" }</text:p>
      <text:p text:style-name="P1">&gt; db.hostal.insert({'id':1,'name':'lakshy','mobile':'8865554322','Address':'mumbai',"college_campus":"mavliya nagar"});</text:p>
      <text:p text:style-name="P1">WriteResult({ "nInserted" : 1 })</text:p>
      <text:p text:style-name="P1"><text:soft-page-break/>&gt; db.hostal.insert({'id':10,'name':'ritu ','mobile':'7888554345','Address':'goa',"college_campus":"malviya <text:s/>nagar"});</text:p>
      <text:p text:style-name="P1">WriteResult({ "nInserted" : 1 })</text:p>
      <text:p text:style-name="P1">&gt; db.hostal.insert({'id':9,'name':'kriya','mobile':'6776554345','Address':'dehradun',"college_campus":"barkat nagar"});</text:p>
      <text:p text:style-name="P1">WriteResult({ "nInserted" : 1 })</text:p>
      <text:p text:style-name="P1">&gt; db.hostal.insert({'id':8,'name':'aditi ','mobile':'9188554345','Address':'sikar',"college_campus":"mansrover"});</text:p>
      <text:p text:style-name="P1">WriteResult({ "nInserted" : 1 })</text:p>
      <text:p text:style-name="P1">&gt; db.hostal.insert({'id':7,'name':'vinay ','mobile':'9988554345','Address':'churu',"college_campus":"malviya <text:s/>nagar"});</text:p>
      <text:p text:style-name="P1">WriteResult({ "nInserted" : 1 })</text:p>
      <text:p text:style-name="P1">&gt; db.hostal.insert({'id':6,'name':'yash','mobile':'7876554345','Address':'delhi',"college_campus":"barkat nagar"});</text:p>
      <text:p text:style-name="P1">WriteResult({ "nInserted" : 1 })</text:p>
      <text:p text:style-name="P1">&gt; db.hostal.insert({'id':5,'name':'durga','mobile':'9876554345','Address':'mumbai',"college_campus":"malviya nagar"});</text:p>
      <text:p text:style-name="P1">WriteResult({ "nInserted" : 1 })</text:p>
      <text:p text:style-name="P1">&gt; db.hostal.insert({'id':4,'name':'mansi','mobile':'7765554345','Address':'sikar',"college_campus":"malviya nagar"});</text:p>
      <text:p text:style-name="P1">WriteResult({ "nInserted" : 1 })</text:p>
      <text:p text:style-name="P1">&gt; db.hostal.insert({'id':3,'name':'anamika','mobile':'9965554345','Address':'surat',"college_campus":"mansrover"});</text:p>
      <text:p text:style-name="P1">WriteResult({ "nInserted" : 1 })</text:p>
      <text:p text:style-name="P1">&gt; db.hostal.insert({'id':2,'name':'aman','mobile':'9865554345','Address':'delhi',"college_campus":"mansrover"});</text:p>
      <text:p text:style-name="P1">WriteResult({ "nInserted" : 1 })</text:p>
      <text:p text:style-name="P1">&gt; db.hostal.find()</text:p>
      <text:p text:style-name="P1">{ "_id" : ObjectId("61cac731d2ddf7e4980f85f0"), "id" : 1, "name" : "lakshy", "mobile" : "8865554322", "Address" : "mumbai", "college_campus" : "mavliya nagar" }</text:p>
      <text:p text:style-name="P1">{ "_id" : ObjectId("61cac73dd2ddf7e4980f85f1"), "id" : 10, "name" : "ritu ", "mobile" : "7888554345", "Address" : "goa", "college_campus" : "malviya <text:s/>nagar" }</text:p>
      <text:p text:style-name="P1">{ "_id" : ObjectId("61cac748d2ddf7e4980f85f2"), "id" : 9, "name" : "kriya", "mobile" : "6776554345", "Address" : "dehradun", "college_campus" : "barkat nagar" }</text:p>
      <text:p text:style-name="P1">{ "_id" : ObjectId("61cac752d2ddf7e4980f85f3"), "id" : 8, "name" : "aditi ", "mobile" : "9188554345", "Address" : "sikar", "college_campus" : "mansrover" }</text:p>
      <text:p text:style-name="P1">{ "_id" : ObjectId("61cac765d2ddf7e4980f85f4"), "id" : 7, "name" : "vinay ", "mobile" : "9988554345", "Address" : "churu", "college_campus" : "malviya <text:s/>nagar" }</text:p>
      <text:p text:style-name="P1">{ "_id" : ObjectId("61cac77fd2ddf7e4980f85f5"), "id" : 6, "name" : "yash", "mobile" : "7876554345", "Address" : "delhi", "college_campus" : "barkat nagar" }</text:p>
      <text:p text:style-name="P1">{ "_id" : ObjectId("61cac793d2ddf7e4980f85f6"), "id" : 5, "name" : "durga", "mobile" : "9876554345", "Address" : "mumbai", "college_campus" : "malviya nagar" }</text:p>
      <text:p text:style-name="P1">{ "_id" : ObjectId("61cac7a0d2ddf7e4980f85f7"), "id" : 4, "name" : "mansi", "mobile" : "7765554345", "Address" : "sikar", "college_campus" : "malviya nagar" }</text:p>
      <text:p text:style-name="P1">{ "_id" : ObjectId("61cac7add2ddf7e4980f85f8"), "id" : 3, "name" : "anamika", "mobile" : "9965554345", "Address" : "surat", "college_campus" : "mansrover" }</text:p>
      <text:p text:style-name="P1"><text:soft-page-break/>{ "_id" : ObjectId("61cac7c8d2ddf7e4980f85f9"), "id" : 2, "name" : "aman", "mobile" : "9865554345", "Address" : "delhi", "college_campus" : "mansrover" }</text:p>
      <text:p text:style-name="P1">&gt; show collections</text:p>
      <text:p text:style-name="P1">Emloyee</text:p>
      <text:p text:style-name="P1">Employee</text:p>
      <text:p text:style-name="P1">Students</text:p>
      <text:p text:style-name="P1">college</text:p>
      <text:p text:style-name="P1">customer</text:p>
      <text:p text:style-name="P1">hostal</text:p>
      <text:p text:style-name="P1">&gt; db.createCollection('nexa')</text:p>
      <text:p text:style-name="P1">{ "ok" : 1 }</text:p>
      <text:p text:style-name="P1">&gt; db.nexa.insert({'id':1,'name':'baleno','regisration_no':'9865554345','location':'delhi',"model_year":2021});</text:p>
      <text:p text:style-name="P1">WriteResult({ "nInserted" : 1 })</text:p>
      <text:p text:style-name="P1">&gt; db.nexa.insert({'id':2,'name':'ciaz','regisration_no':'6765554345','location':'delhi',"model_year":2020});</text:p>
      <text:p text:style-name="P1">WriteResult({ "nInserted" : 1 })</text:p>
      <text:p text:style-name="P1">&gt; db.nexa.insert({'id':2,'name':'s-cross','regisration_no':'1265554345','location':'jaipur',"model_year":2019});</text:p>
      <text:p text:style-name="P1">WriteResult({ "nInserted" : 1 })</text:p>
      <text:p text:style-name="P1">&gt; db.nexa.insert({'id':3,'name':'s-cross','regisration_no':'2365554345','location':'sikar',"model_year":2021});</text:p>
      <text:p text:style-name="P1">WriteResult({ "nInserted" : 1 })</text:p>
      <text:p text:style-name="P1">&gt; db.nexa.insert({'id':5,'name':'Maruti Ignis','regisration_no':'1265554345','location':'sikar',"model_year":2018});</text:p>
      <text:p text:style-name="P1">WriteResult({ "nInserted" : 1 })</text:p>
      <text:p text:style-name="P1">&gt; db.nexa.insert({'id':6,'name':'XL6.','regisration_no':'8765554345','location':'delhi',"model_year":2018});</text:p>
      <text:p text:style-name="P1">WriteResult({ "nInserted" : 1 })</text:p>
      <text:p text:style-name="P1">&gt; db.nexa.insert({'id':7,'name':'XL6.','regisration_no':'7655554345','location':'mumbai',"model_year":2021});</text:p>
      <text:p text:style-name="P1">WriteResult({ "nInserted" : 1 })</text:p>
      <text:p text:style-name="P1">&gt; db.nexa.insert({'id':8,'name':'Ciaz.','regisration_no':'12355554345','location':'sikar',"model_year":2020});</text:p>
      <text:p text:style-name="P1">WriteResult({ "nInserted" : 1 })</text:p>
      <text:p text:style-name="P1">&gt; db.nexa.insert({'id':9,'name':'XL6','regisration_no':'23355554345','location':'jaipur',"model_year":2021});</text:p>
      <text:p text:style-name="P1">WriteResult({ "nInserted" : 1 })</text:p>
      <text:p text:style-name="P1">&gt; db.nexa.insert({'id':5,'name':'Maruti Ignis','regisration_no':'3456554345','location':'jodhpur',"model_year":2018});</text:p>
      <text:p text:style-name="P1">WriteResult({ "nInserted" : 1 })</text:p>
      <text:p text:style-name="P1">&gt; db.Emloyee.update({"name":"Maruti Ignis"}{$set{"id":10}})</text:p>
      <text:p text:style-name="P1">2021-12-28T13:54:30.404+0530 E QUERY <text:s text:c="3"/>[thread1] SyntaxError: missing ) after argument list @(shell):1:41</text:p>
      <text:p text:style-name="P1">&gt; db.nexa.update({"name":"Maruti Ignis"}{$set{"id":10}})</text:p>
      <text:p text:style-name="P1"><text:soft-page-break/>2021-12-28T13:54:50.174+0530 E QUERY <text:s text:c="3"/>[thread1] SyntaxError: missing ) after argument list @(shell):1:38</text:p>
      <text:p text:style-name="P1">&gt; db.createCollection('Honda')</text:p>
      <text:p text:style-name="P1">{ "ok" : 1 }</text:p>
      <text:p text:style-name="P1">&gt; db.Honda.insert({'id':1,'name':'City','regisration_no':'3456554345','location':'jodhpur',"model_year":2018});</text:p>
      <text:p text:style-name="P1">WriteResult({ "nInserted" : 1 })</text:p>
      <text:p text:style-name="P1">&gt; db.Honda.insert({'id':2,'name':'honda amaze','regisration_no':'5676554345','location':'delhi',"model_year":2021});</text:p>
      <text:p text:style-name="P1">WriteResult({ "nInserted" : 1 })</text:p>
      <text:p text:style-name="P1">&gt; db.Honda.insert({'id':3,'name':'honda civic','regisration_no':'6576554345','location':'sikar',"model_year":2009});</text:p>
      <text:p text:style-name="P1">WriteResult({ "nInserted" : 1 })</text:p>
      <text:p text:style-name="P1">&gt; db.Honda.insert({'id':4,'name':Honda'City','regisration_no':'2356554345','location':'delhi',"model_year":2021});</text:p>
      <text:p text:style-name="P1">2021-12-28T13:58:33.812+0530 E QUERY <text:s text:c="3"/>[thread1] SyntaxError: missing } after property list @(shell):1:36</text:p>
      <text:p text:style-name="P1">&gt; db.Honda.insert({'id':5,'name':'Honda amaze','regisration_no':'5676554345','location':'mumbai',"model_year":2021});</text:p>
      <text:p text:style-name="P1">WriteResult({ "nInserted" : 1 })</text:p>
      <text:p text:style-name="P1">&gt; db.Honda.insert({'id':6,'name':'honda civic','regisration_no':'67276554345','location':'delhi',"model_year":2021});</text:p>
      <text:p text:style-name="P1">WriteResult({ "nInserted" : 1 })</text:p>
      <text:p text:style-name="P1">&gt; db.Honda.insert({'id':7,'name':'honda city','regisration_no':'123476554345','location':'mumbai',"model_year":2022});</text:p>
      <text:p text:style-name="P1">WriteResult({ "nInserted" : 1 })</text:p>
      <text:p text:style-name="P1">&gt; db.Honda.insert({'id':8,'name':'honda Amaze','regisration_no':'32276554345','location':'sikar',"model_year":2021});</text:p>
      <text:p text:style-name="P1">WriteResult({ "nInserted" : 1 })</text:p>
      <text:p text:style-name="P1">&gt; db.Honda.insert({'id':9,'name':'honda City','regisration_no':'11276554345','location':'delhi',"model_year":2021});</text:p>
      <text:p text:style-name="P1">WriteResult({ "nInserted" : 1 })</text:p>
      <text:p text:style-name="P1">&gt; db.Honda.insert({'id':10,'name':'honda Civic,'regisration_no':'23276554345','location':'delhi',"model_year":2022});</text:p>
      <text:p text:style-name="P1">2021-12-28T14:01:00.958+0530 E QUERY <text:s text:c="3"/>[thread1] SyntaxError: missing } after property list @(shell):1:46</text:p>
      <text:p text:style-name="P1">&gt; show collections</text:p>
      <text:p text:style-name="P1">Emloyee</text:p>
      <text:p text:style-name="P1">Employee</text:p>
      <text:p text:style-name="P1">Honda</text:p>
      <text:p text:style-name="P1">Students</text:p>
      <text:p text:style-name="P1">college</text:p>
      <text:p text:style-name="P1">customer</text:p>
      <text:p text:style-name="P1">hostal</text:p>
      <text:p text:style-name="P1">nexa</text:p>
      <text:p text:style-name="P1">&gt; db.createCollection('allen')</text:p>
      <text:p text:style-name="P1">{ "ok" : 1 }</text:p>
      <text:p text:style-name="P1">&gt; db.allen.insert({'id':1,'name':'Nitin','mobile':'9565554322','Address':'surat',"subject":"mechincal"});</text:p>
      <text:p text:style-name="P1">WriteResult({ "nInserted" : 1 })</text:p>
      <text:p text:style-name="P1"><text:soft-page-break/>&gt; db.allen.insert({'id':2,'name':'Niti','mobile':'7765554322','Address':'sikar',"subject":"JEE"});</text:p>
      <text:p text:style-name="P1">WriteResult({ "nInserted" : 1 })</text:p>
      <text:p text:style-name="P1">&gt; db.allen.insert({'id':3,'name':'lokesh','mobile':'9565554322','Address':'mumbai',"subject":"PCM"});</text:p>
      <text:p text:style-name="P1">WriteResult({ "nInserted" : 1 })</text:p>
      <text:p text:style-name="P1">&gt; db.allen.insert({'id':4,'name':'mansi','mobile':'7765554322','Address':'delhi',"subject":"PCM"});</text:p>
      <text:p text:style-name="P1">WriteResult({ "nInserted" : 1 })</text:p>
      <text:p text:style-name="P1">&gt; db.allen.insert({'id':5,'name':'mukesh','mobile':'6765554311','Address':'jaipur',"subject":"JEE"});</text:p>
      <text:p text:style-name="P1">WriteResult({ "nInserted" : 1 })</text:p>
      <text:p text:style-name="P1">&gt; db.allen.insert({'id':6,'name':'aditya','mobile':'9876543210','Address':'jammu',"subject":"PMT"});</text:p>
      <text:p text:style-name="P1">WriteResult({ "nInserted" : 1 })</text:p>
      <text:p text:style-name="P1">&gt; db.allen.insert({'id':7,'name':'aditi','mobile':'7676543210','Address':'pune',"subject":"JEE"});</text:p>
      <text:p text:style-name="P1">WriteResult({ "nInserted" : 1 })</text:p>
      <text:p text:style-name="P1">&gt; db.allen.insert({'id':8,'name':'antim','mobile':'6864543210','Address':'surat',"subject":"PMT"});</text:p>
      <text:p text:style-name="P1">WriteResult({ "nInserted" : 1 })</text:p>
      <text:p text:style-name="P1">&gt; db.allen.insert({'id':9,'name':'priya','mobile':'9868543210','Address':'bhopal',"subject":"PMT"});</text:p>
      <text:p text:style-name="P1">WriteResult({ "nInserted" : 1 })</text:p>
      <text:p text:style-name="P1">&gt; db.allen.insert({'id':10,'name':'jiya','mobile':'7765543210','Address':'indore',"subject":"JEE"});</text:p>
      <text:p text:style-name="P1">WriteResult({ "nInserted" : 1 })</text:p>
      <text:p text:style-name="P1">&gt; show collections</text:p>
      <text:p text:style-name="P1">Emloyee</text:p>
      <text:p text:style-name="P1">Employee</text:p>
      <text:p text:style-name="P1">Honda</text:p>
      <text:p text:style-name="P1">Students</text:p>
      <text:p text:style-name="P1">allen</text:p>
      <text:p text:style-name="P1">college</text:p>
      <text:p text:style-name="P1">customer</text:p>
      <text:p text:style-name="P1">hostal</text:p>
      <text:p text:style-name="P1">nexa</text:p>
      <text:p text:style-name="P1">&gt; db.createCollection('family')</text:p>
      <text:p text:style-name="P1">{ "ok" : 1 }</text:p>
      <text:p text:style-name="P1">&gt; db.family.insert({'id':1,'name':'jiya','mobile':'7765543210','Address':'sikar',"occupation":"Teacher"});</text:p>
      <text:p text:style-name="P1">WriteResult({ "nInserted" : 1 })</text:p>
      <text:p text:style-name="P1">&gt; db.family.insert({'id':2,'name':'manish','mobile':'7655543210','Address':'sikar',"occupation":"software engineer"});</text:p>
      <text:p text:style-name="P1">WriteResult({ "nInserted" : 1 })</text:p>
      <text:p text:style-name="P1">&gt; db.family.insert({'id':3,'name':'kavita','mobile':'8755543210','Address':'jaipur',"occupation":"Doctor"});</text:p>
      <text:p text:style-name="P1">WriteResult({ "nInserted" : 1 })</text:p>
      <text:p text:style-name="P1">&gt; db.family.insert({'id':4,'name':'sohan','mobile':'6655543210','Address':'jaipur',"occupation":"Static officer"});</text:p>
      <text:p text:style-name="P1">WriteResult({ "nInserted" : 1 })</text:p>
      <text:p text:style-name="P1">&gt; db.family.insert({'id':5,'name':'jyoti','mobile':'6785543210','Address':'delhi',"occupation":"AAO"});</text:p>
      <text:p text:style-name="P1">WriteResult({ "nInserted" : 1 })</text:p>
      <text:p text:style-name="P1">&gt; db.family.insert({'id':6,'name':'gouri','mobile':'987654325','Address':'mumbai',"occupation":"teacher"});</text:p>
      <text:p text:style-name="P1"><text:soft-page-break/>WriteResult({ "nInserted" : 1 })</text:p>
      <text:p text:style-name="P1">&gt; db.family.insert({'id':7,'name':'suman','mobile':'657654325','Address':'sikar',"occupation":"house wife"});</text:p>
      <text:p text:style-name="P1">WriteResult({ "nInserted" : 1 })</text:p>
      <text:p text:style-name="P1">&gt; db.family.insert({'id':8,'name':'nitin','mobile':'9876543325','Address':'surat',"occupation":"NSSO officer"});</text:p>
      <text:p text:style-name="P1">WriteResult({ "nInserted" : 1 })</text:p>
      <text:p text:style-name="P1">&gt; db.family.insert({'id':9,'name':'Jugal','mobile':'7776543325','Address':'thane',"occupation":"Warrant officer"});</text:p>
      <text:p text:style-name="P1">WriteResult({ "nInserted" : 1 })</text:p>
      <text:p text:style-name="P1">&gt; db.family.insert({'id':10,'name':'mukesh','mobile':'6076543325','Address':'suarat',"occupation":"professor"});</text:p>
      <text:p text:style-name="P1">WriteResult({ "nInserted" : 1 })</text:p>
      <text:p text:style-name="P1">&gt; db.createCollection('friends')</text:p>
      <text:p text:style-name="P1">{ "ok" : 1 }</text:p>
      <text:p text:style-name="P1">&gt; db.friend.insert({'id':1,'name':'mukesh','mobile':'6076543325','where_meet':'jaipur',"bond":"good friend"});</text:p>
      <text:p text:style-name="P1">WriteResult({ "nInserted" : 1 })</text:p>
      <text:p text:style-name="P1">&gt; db.friend.insert({'id':2,'name':'nihal','mobile':'8776543325','where_meet':'sikar',"bond":"best friend"});</text:p>
      <text:p text:style-name="P1">WriteResult({ "nInserted" : 1 })</text:p>
      <text:p text:style-name="P1">&gt; db.friend.insert({'id':2,'name':'lokesh','mobile':'9076543325','where_meet':'sikar',"bond":"friend"});</text:p>
      <text:p text:style-name="P1">WriteResult({ "nInserted" : 1 })</text:p>
      <text:p text:style-name="P1">&gt; db.friend.insert({'id':4,'name':'dhruv','mobile':'8876543325','where_meet':'delhi',"bond":"brother"});</text:p>
      <text:p text:style-name="P1">WriteResult({ "nInserted" : 1 })</text:p>
      <text:p text:style-name="P1">&gt; db.friend.insert({'id':5,'name':'devarsh','mobile':'7076543325','where_meet':'pushkar',"bond":"best friend"});</text:p>
      <text:p text:style-name="P1">WriteResult({ "nInserted" : 1 })</text:p>
      <text:p text:style-name="P1">&gt; db.friend.insert({'id':6,'name':'mansi','mobile':'6783543325','where_meet':'bhilwara',"bond":"best friend"});</text:p>
      <text:p text:style-name="P1">WriteResult({ "nInserted" : 1 })</text:p>
      <text:p text:style-name="P1">&gt; db.friend.insert({'id':7,'name':'aditya','mobile':'7863543325','where_meet':'jaipur',"bond":"good friend"});</text:p>
      <text:p text:style-name="P1">WriteResult({ "nInserted" : 1 })</text:p>
      <text:p text:style-name="P1">&gt; db.friend.insert({'id':8,'name':'aditi','mobile':'8963543322','where_meet':'mumbai',"bond":"friend"});</text:p>
      <text:p text:style-name="P1">WriteResult({ "nInserted" : 1 })</text:p>
      <text:p text:style-name="P1">&gt; db.friend.insert({'id':9,'name':'utsav','mobile':'9976543325','where_meet':'delhi',"bond":"brother"});</text:p>
      <text:p text:style-name="P1">WriteResult({ "nInserted" : 1 })</text:p>
      <text:p text:style-name="P1">&gt; db.friend.insert({'id':10,'name':'yash','mobile':'7596543325','where_meet':'sikar',"bond":"childhood friend"});</text:p>
      <text:p text:style-name="P1">WriteResult({ "nInserted" : 1 })</text:p>
      <text:p text:style-name="P1">&gt; show collections</text:p>
      <text:p text:style-name="P1">Emloyee</text:p>
      <text:p text:style-name="P1">Employee</text:p>
      <text:p text:style-name="P1">Honda</text:p>
      <text:p text:style-name="P1"><text:soft-page-break/>Students</text:p>
      <text:p text:style-name="P1">allen</text:p>
      <text:p text:style-name="P1">college</text:p>
      <text:p text:style-name="P1">customer</text:p>
      <text:p text:style-name="P1">family</text:p>
      <text:p text:style-name="P1">friend</text:p>
      <text:p text:style-name="P1">friends</text:p>
      <text:p text:style-name="P1">hostal</text:p>
      <text:p text:style-name="P1">nexa</text:p>
      <text:p text:style-name="P1">&gt; db.family.find()</text:p>
      <text:p text:style-name="P1">{ "_id" : ObjectId("61cadb16d2ddf7e4980f8616"), "id" : 1, "name" : "jiya", "mobile" : "7765543210", "Address" : "sikar", "occupation" : "Teacher" }</text:p>
      <text:p text:style-name="P1">{ "_id" : ObjectId("61cadb38d2ddf7e4980f8617"), "id" : 2, "name" : "manish", "mobile" : "7655543210", "Address" : "sikar", "occupation" : "software engineer" }</text:p>
      <text:p text:style-name="P1">{ "_id" : ObjectId("61cadb54d2ddf7e4980f8618"), "id" : 3, "name" : "kavita", "mobile" : "8755543210", "Address" : "jaipur", "occupation" : "Doctor" }</text:p>
      <text:p text:style-name="P1">{ "_id" : ObjectId("61cadb6cd2ddf7e4980f8619"), "id" : 4, "name" : "sohan", "mobile" : "6655543210", "Address" : "jaipur", "occupation" : "Static officer" }</text:p>
      <text:p text:style-name="P1">{ "_id" : ObjectId("61cadb90d2ddf7e4980f861a"), "id" : 5, "name" : "jyoti", "mobile" : "6785543210", "Address" : "delhi", "occupation" : "AAO" }</text:p>
      <text:p text:style-name="P1">{ "_id" : ObjectId("61cadbadd2ddf7e4980f861b"), "id" : 6, "name" : "gouri", "mobile" : "987654325", "Address" : "mumbai", "occupation" : "teacher" }</text:p>
      <text:p text:style-name="P1">{ "_id" : ObjectId("61cadbc7d2ddf7e4980f861c"), "id" : 7, "name" : "suman", "mobile" : "657654325", "Address" : "sikar", "occupation" : "house wife" }</text:p>
      <text:p text:style-name="P1">{ "_id" : ObjectId("61cadbf5d2ddf7e4980f861d"), "id" : 8, "name" : "nitin", "mobile" : "9876543325", "Address" : "surat", "occupation" : "NSSO officer" }</text:p>
      <text:p text:style-name="P1">{ "_id" : ObjectId("61cadc1ad2ddf7e4980f861e"), "id" : 9, "name" : "Jugal", "mobile" : "7776543325", "Address" : "thane", "occupation" : "Warrant officer" }</text:p>
      <text:p text:style-name="P1">{ "_id" : ObjectId("61cadc3ad2ddf7e4980f861f"), "id" : 10, "name" : "mukesh", "mobile" : "6076543325", "Address" : "suarat", "occupation" : "professor" }</text:p>
      <text:p text:style-name="P1">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19:57.399737393</meta:creation-date>
    <dc:date>2021-12-28T16:10:22.338435277</dc:date>
    <meta:editing-duration>PT4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5" meta:paragraph-count="497" meta:word-count="3553" meta:character-count="36502" meta:non-whitespace-character-count="33351"/>
  </office:meta>
</office:document-meta>
</file>